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212cm" style:contextual-spacing="false" fo:text-align="justify" style:justify-single-word="false"/>
      <style:text-properties fo:language="ru" fo:country="RU"/>
    </style:style>
    <style:style style:name="P13" style:family="paragraph" style:parent-style-name="Text_20_body">
      <style:paragraph-properties fo:margin-top="0cm" fo:margin-bottom="0.212cm" style:contextual-spacing="false" fo:text-align="justify" style:justify-single-word="false"/>
      <style:text-properties fo:language="en" fo:country="US"/>
    </style:style>
    <style:style style:name="P1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5" style:family="paragraph" style:parent-style-name="First_20_line_20_indent">
      <style:text-properties fo:language="ru" fo:country="RU"/>
    </style:style>
    <style:style style:name="P16" style:family="paragraph" style:parent-style-name="First_20_line_20_indent">
      <style:text-properties fo:font-size="15pt" fo:language="ru" fo:country="RU" style:font-size-asian="15pt" style:font-size-complex="15pt"/>
    </style:style>
    <style:style style:name="P17" style:family="paragraph" style:parent-style-name="First_20_line_20_indent">
      <style:paragraph-properties fo:margin-left="0cm" fo:margin-right="0cm" fo:text-indent="0cm" style:auto-text-indent="false"/>
      <style:text-properties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80c90"/>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d3d70"/>
    </style:style>
    <style:style style:name="P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2210" officeooo:paragraph-rsid="000d2210"/>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9248" officeooo:paragraph-rsid="000d9248"/>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7550d" officeooo:paragraph-rsid="0017550d"/>
    </style:style>
    <style:style style:name="P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8b8d6" officeooo:paragraph-rsid="0018b8d6"/>
    </style:style>
    <style:style style:name="P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1" style:family="paragraph" style:parent-style-name="Heading_20_1">
      <style:paragraph-properties fo:margin-left="0cm" fo:margin-right="0cm" fo:text-align="center" style:justify-single-word="false" fo:text-indent="0.499cm" style:auto-text-indent="false"/>
      <style:text-properties officeooo:paragraph-rsid="000bc3f8"/>
    </style:style>
    <style:style style:name="P32" style:family="paragraph" style:parent-style-name="First_20_line_20_indent" style:list-style-name="L19">
      <style:text-properties fo:language="ru" fo:country="RU"/>
    </style:style>
    <style:style style:name="P33" style:family="paragraph" style:parent-style-name="First_20_line_20_indent" style:list-style-name="L20">
      <style:text-properties fo:language="ru" fo:country="RU"/>
    </style:style>
    <style:style style:name="P34" style:family="paragraph" style:parent-style-name="First_20_line_20_indent" style:list-style-name="L20">
      <style:paragraph-properties fo:margin-left="0cm" fo:margin-right="0cm" fo:text-indent="0cm" style:auto-text-indent="false"/>
      <style:text-properties fo:language="ru" fo:country="RU"/>
    </style:style>
    <style:style style:name="P35" style:family="paragraph" style:parent-style-name="Heading_20_2">
      <style:text-properties fo:language="ru" fo:country="RU"/>
    </style:style>
    <style:style style:name="P36" style:family="paragraph" style:parent-style-name="Heading_20_2">
      <style:paragraph-properties fo:margin-left="0cm" fo:margin-right="0cm" fo:text-indent="0.499cm" style:auto-text-indent="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paragraph-properties fo:text-align="justify" style:justify-single-word="false"/>
      <style:text-properties officeooo:paragraph-rsid="00302f18"/>
    </style:style>
    <style:style style:name="P39" style:family="paragraph" style:parent-style-name="Text_20_body">
      <style:paragraph-properties fo:text-align="justify" style:justify-single-word="false"/>
      <style:text-properties officeooo:paragraph-rsid="0030e9a7"/>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11">
      <style:paragraph-properties fo:text-align="justify" style:justify-single-word="false"/>
      <style:text-properties fo:language="ru" fo:country="RU"/>
    </style:style>
    <style:style style:name="P43" style:family="paragraph" style:parent-style-name="Text_20_body" style:list-style-name="L12">
      <style:paragraph-properties fo:text-align="justify" style:justify-single-word="false"/>
      <style:text-properties fo:language="ru" fo:country="RU"/>
    </style:style>
    <style:style style:name="P44" style:family="paragraph" style:parent-style-name="Text_20_body" style:list-style-name="L13">
      <style:paragraph-properties fo:text-align="justify" style:justify-single-word="false"/>
      <style:text-properties fo:language="ru" fo:country="RU"/>
    </style:style>
    <style:style style:name="P45" style:family="paragraph" style:parent-style-name="Text_20_body" style:list-style-name="L3">
      <style:text-properties fo:language="ru" fo:country="RU"/>
    </style:style>
    <style:style style:name="P46" style:family="paragraph" style:parent-style-name="Text_20_body" style:list-style-name="L9">
      <style:text-properties fo:language="ru" fo:country="RU"/>
    </style:style>
    <style:style style:name="P47" style:family="paragraph" style:parent-style-name="Text_20_body" style:list-style-name="L10">
      <style:text-properties fo:language="ru" fo:country="RU"/>
    </style:style>
    <style:style style:name="P48" style:family="paragraph" style:parent-style-name="Text_20_body" style:list-style-name="L5">
      <style:paragraph-properties fo:margin-left="0cm" fo:margin-right="0cm" fo:text-align="justify" style:justify-single-word="false" fo:text-indent="0.499cm" style:auto-text-indent="false"/>
    </style:style>
    <style:style style:name="P49" style:family="paragraph" style:parent-style-name="Text_20_body">
      <style:paragraph-properties fo:margin-left="0cm" fo:margin-right="0cm" fo:text-align="justify" style:justify-single-word="false" fo:text-indent="0.499cm" style:auto-text-indent="false"/>
      <style:text-properties officeooo:paragraph-rsid="0034db43"/>
    </style:style>
    <style:style style:name="P5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5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2"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53"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style>
    <style:style style:name="P54"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5" style:family="paragraph" style:parent-style-name="Text_20_body" style:list-style-name="L14">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527fb" officeooo:paragraph-rsid="002527fb"/>
    </style:style>
    <style:style style:name="P5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527fb" officeooo:paragraph-rsid="002c63a0"/>
    </style:style>
    <style:style style:name="P5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59"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60"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1"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2"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63" style:family="paragraph" style:parent-style-name="Text_20_body" style:list-style-name="L19">
      <style:paragraph-properties fo:margin-top="0cm" fo:margin-bottom="0.212cm" style:contextual-spacing="false" fo:text-align="justify" style:justify-single-word="false"/>
      <style:text-properties fo:language="ru" fo:country="RU"/>
    </style:style>
    <style:style style:name="P6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8b8d6" officeooo:paragraph-rsid="0018b8d6"/>
    </style:style>
    <style:style style:name="P6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80c90"/>
    </style:style>
    <style:style style:name="P6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223f0a" officeooo:paragraph-rsid="00223f0a"/>
    </style:style>
    <style:style style:name="P6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20611a" officeooo:paragraph-rsid="0020611a"/>
    </style:style>
    <style:style style:name="T1" style:family="text">
      <style:text-properties fo:language="ru" fo:country="RU"/>
    </style:style>
    <style:style style:name="T2" style:family="text">
      <style:text-properties fo:language="ru" fo:country="RU" officeooo:rsid="0018b8d6"/>
    </style:style>
    <style:style style:name="T3" style:family="text">
      <style:text-properties fo:language="ru" fo:country="RU" officeooo:rsid="00223f0a"/>
    </style:style>
    <style:style style:name="T4" style:family="text">
      <style:text-properties fo:language="ru" fo:country="RU" officeooo:rsid="0023b33b"/>
    </style:style>
    <style:style style:name="T5" style:family="text">
      <style:text-properties fo:language="ru" fo:country="RU" officeooo:rsid="0030e9a7"/>
    </style:style>
    <style:style style:name="T6" style:family="text">
      <style:text-properties fo:language="ru" fo:country="RU" officeooo:rsid="00324a48"/>
    </style:style>
    <style:style style:name="T7" style:family="text">
      <style:text-properties fo:language="ru" fo:country="RU" officeooo:rsid="003455d0"/>
    </style:style>
    <style:style style:name="T8" style:family="text">
      <style:text-properties fo:language="en" fo:country="US"/>
    </style:style>
    <style:style style:name="T9" style:family="text">
      <style:text-properties fo:language="en" fo:country="US" officeooo:rsid="000f11ec"/>
    </style:style>
    <style:style style:name="T10" style:family="text">
      <style:text-properties fo:color="#ff3333"/>
    </style:style>
    <style:style style:name="T11" style:family="text">
      <style:text-properties fo:color="#ff3333" fo:language="ru" fo:country="RU"/>
    </style:style>
    <style:style style:name="T12" style:family="text">
      <style:text-properties officeooo:rsid="000d2210"/>
    </style:style>
    <style:style style:name="T13" style:family="text">
      <style:text-properties officeooo:rsid="000d3d70"/>
    </style:style>
    <style:style style:name="T14" style:family="text">
      <style:text-properties officeooo:rsid="000d9248"/>
    </style:style>
    <style:style style:name="T15" style:family="text">
      <style:text-properties officeooo:rsid="000f11ec"/>
    </style:style>
    <style:style style:name="T16" style:family="text">
      <style:text-properties officeooo:rsid="0011a725"/>
    </style:style>
    <style:style style:name="T17" style:family="text">
      <style:text-properties officeooo:rsid="0011cb65"/>
    </style:style>
    <style:style style:name="T18" style:family="text">
      <style:text-properties officeooo:rsid="0013c341"/>
    </style:style>
    <style:style style:name="T19" style:family="text">
      <style:text-properties officeooo:rsid="0015b54f"/>
    </style:style>
    <style:style style:name="T20" style:family="text">
      <style:text-properties officeooo:rsid="001c52a5"/>
    </style:style>
    <style:style style:name="T21" style:family="text">
      <style:text-properties officeooo:rsid="00223f0a"/>
    </style:style>
    <style:style style:name="T22" style:family="text">
      <style:text-properties officeooo:rsid="00286a0b"/>
    </style:style>
    <style:style style:name="T23" style:family="text">
      <style:text-properties officeooo:rsid="002a65be"/>
    </style:style>
    <style:style style:name="T24" style:family="text">
      <style:text-properties officeooo:rsid="002c63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soft-page-break/><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1382781853809592658" text:style-name="L1">
        <text:list-item>
          <text:p text:style-name="P37">добавить детектив <text:span text:style-name="T1">(реализовано)</text:span>+ магические уроки/трактаты Старсвирла</text:p>
        </text:list-item>
        <text:list-item>
          <text:p text:style-name="P40">Книги:</text:p>
        </text:list-item>
      </text:list>
      <text:list xml:id="list8246689603912479982" text:style-name="L2">
        <text:list-item>
          <text:p text:style-name="P41">«Высшие заклинания в повседневном использовании: от песчинки до дворца»</text:p>
        </text:list-item>
        <text:list-item>
          <text:p text:style-name="P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
      <text:p text:style-name="P3"/>
      <text:h text:style-name="Heading_20_2" text:outline-level="2">Факты об Эквестрии</text:h>
      <text:list xml:id="list2563103031817966287" text:style-name="L3">
        <text:list-item>
          <text:p text:style-name="P45">Эквестрия существует несколько тысячелетий</text:p>
        </text:list-item>
        <text:list-item>
          <text:p text:style-name="P45">Селестия — переменчивая пони. В одно време не строгая, а в другое может быть такой, что страшно становится</text:p>
        </text:list-item>
        <text:list-item>
          <text:p text:style-name="P45">Около 820-ти лет назад будущий маг Лайтнинг Стар поступил на обучение к наставнику Тииспоту</text:p>
        </text:list-item>
        <text:list-item>
          <text:p text:style-name="P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5"><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p text:style-name="P11">Положения</text:p>
      <text:p text:style-name="P11">Сноски</text:p>
      <text:p text:style-name="P11">Сюжет (кратко)</text:p>
      <text:p text:style-name="P11">Сюжет (детально)</text:p>
      <text:p text:style-name="P11">Терра</text:p>
      <text:p text:style-name="P11">Замок принцесс</text:p>
      <text:p text:style-name="P11">Кантерлот</text:p>
      <text:p text:style-name="P11">Рассказ Селестии (“1001 ночь”)</text:p>
      <text:p text:style-name="P11">ЛСД-чаепитие</text:p>
      <text:p text:style-name="P11">Рейд пони-рэйнджеров</text:p>
      <text:p text:style-name="P11">Рейд пони-рэйнджеров-2 (продолжение рейда пони-рэйнджеров)</text:p>
      <text:p text:style-name="P11">Продолжение ЛСД-чаепития</text:p>
      <text:p text:style-name="P11">В библиотеке замка Селестии</text:p>
      <text:p text:style-name="P11">Понивилль</text:p>
      <text:p text:style-name="P11">Знакомство с Элементами Гармонии</text:p>
      <text:p text:style-name="P11">Первый сеанс двойного сна. Рэрити</text:p>
      <text:p text:style-name="P11">День с Пинки</text:p>
      <text:p text:style-name="P11">День с Рэйнбоу Дэш</text:p>
      <text:p text:style-name="P11">Сон Рэрити</text:p>
      <text:p text:style-name="P11">Первый сон РД. Рекурсия</text:p>
      <text:p text:style-name="P11">Второй сон РД. Праздник опавших листьев</text:p>
      <text:p text:style-name="P11">Третий сон РД. Fallout</text:p>
      <text:p text:style-name="P11">Четвёртый сон РД. Объединяющий</text:p>
      <text:p text:style-name="P11">Исчезновение Селестии</text:p>
      <text:p text:style-name="P11">Поиск решения</text:p>
      <text:p text:style-name="P11">Поход к замку Принцес-2</text:p>
      <text:p text:style-name="P11">Терра</text:p>
      <text:p text:style-name="P11">Прибытие</text:p>
      <text:p text:style-name="P11">Поиски</text:p>
      <text:p text:style-name="P11">Безнадёжность</text:p>
      <text:p text:style-name="P11">След</text:p>
      <text:p text:style-name="P11">Земля</text:p>
      <text:p text:style-name="P11"><text:soft-page-break/></text:p>
      <text:h text:style-name="Heading_20_1" text:outline-level="1">Действующие лица</text:h>
      <text:h text:style-name="Heading_20_2" text:outline-level="2">Макс</text:h>
      <text:p text:style-name="P3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2" text:outline-level="2">Влад</text:h>
      <text:p text:style-name="P3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2" text:outline-level="2">Нексус</text:h>
      <text:p text:style-name="P38">Искусственный интеллект. Создан Владом и Максом. Разработан для управления корпорациями.</text:p>
      <text:h text:style-name="Heading_20_2" text:outline-level="2">Селестия</text:h>
      <text:p text:style-name="P3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5">и прочит её в преемницы</text:span>. Возраст - около 5000 лет. Страдает о скуки.</text:p>
      <text:h text:style-name="Heading_20_2" text:outline-level="2">Луна</text:h>
      <text:p text:style-name="P3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2" text:outline-level="2">Дискорд</text:h>
      <text:p text:style-name="P39">Древний маг-сумасброд. <text:span text:style-name="T6">Бывший правитель Эквестрии.</text:span> Намного старше сестёр-принцесс и намного могущественнее их в магии. Страдает от скуки.</text:p>
      <text:h text:style-name="Heading_20_2" text:outline-level="2">Твайлайт Спаркл</text:h>
      <text:p text:style-name="P39">Ученица Селестии. Прилежная и старательная единорожа. Немного заумная и ботанистая. Очень сильный маг. <text:span text:style-name="T7">Преклоняется перед Селестией. </text:span>Элемент магии.</text:p>
      <text:h text:style-name="Heading_20_2" text:outline-level="2">Спайк</text:h>
      <text:p text:style-name="P39">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text:soft-page-break/></text:p>
      <text:h text:style-name="Heading_20_2" text:outline-level="2">Рэрити</text:h>
      <text:p text:style-name="P4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2" text:outline-level="2">Рэйнбоу Дэш</text:h>
      <text:p text:style-name="P4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2" text:outline-level="2">Пинки Пай</text:h>
      <text:p text:style-name="P4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2" text:outline-level="2">Эпплджек</text:h>
      <text:p text:style-name="P49">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text:soft-page-break/>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4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49"/>
      <text:p text:style-name="P49">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text:soft-page-break/>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7956495343651149548" text:style-name="L5">
        <text:list-item>
          <text:p text:style-name="P48"><text:span text:style-name="T1">Вообще-то, у меня отпуск. Типа, творческий. Не говоря уже о том, что суббота. </text:span><text:span text:style-name="T8">[</text:span>Блин, ну обязательно ему было в субботу валиться? У меня выходной, знаешь ли.\n<text:span text:style-name="T8">]</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text:soft-page-break/>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text:soft-page-break/>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text:soft-page-break/>-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text:soft-page-break/>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text:soft-page-break/>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text:soft-page-break/>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text:soft-page-break/>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text:soft-page-break/>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text:soft-page-break/>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text:soft-page-break/>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text:soft-page-break/>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text:soft-page-break/></text:p>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text:soft-page-break/>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text:soft-page-break/>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text:soft-page-break/>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text:soft-page-break/>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text:soft-page-break/>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text:soft-page-break/>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text:soft-page-break/>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text:soft-page-break/>-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text:soft-page-break/>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text:soft-page-break/>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text:soft-page-break/>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text:soft-page-break/>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text:soft-page-break/>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text:soft-page-break/>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text:soft-page-break/>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text:soft-page-break/>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text:soft-page-break/>-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text:soft-page-break/>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text:soft-page-break/>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text:soft-page-break/>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text:soft-page-break/>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text:soft-page-break/></text:p>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text:soft-page-break/>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2">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text:soft-page-break/>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text:soft-page-break/>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text:soft-page-break/>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oft-page-break/><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text:soft-page-break/>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text:soft-page-break/>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text:soft-page-break/>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text:soft-page-break/>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text:soft-page-break/>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text:soft-page-break/>закончим. А скоро ужин готовить надо.\n","ibi":202353},</text:p>
      <text:p text:style-name="P1"/>
      <text:p text:style-name="P1"/>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text:soft-page-break/>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36"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104001147614460683" text:style-name="L6">
        <text:list-item>
          <text:p text:style-name="P5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876690302518267742" text:style-name="L7">
        <text:list-item>
          <text:p text:style-name="P5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2">Ну хорошо. Убедила. В конце-концов, можем поступить так. Вы с Флатти вернётесь обратно а я продолжу поиски здесь.</text:p>
        </text:list-item>
        <text:list-item>
          <text:p text:style-name="P5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2">Вы можете связываться со мной раз в месяц по коридору.</text:p>
        </text:list-item>
        <text:list-item>
          <text:p text:style-name="P52">Не пойдёт. Ты видел, с какими трудностями открывается коридор? За две последние попытки мы <text:soft-page-break/>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2">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5835225457218469421" text:style-name="L8">
        <text:list-item>
          <text:p text:style-name="P5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3">Конечно оставаться. Кто ещё, кроме нас, может найти её?</text:p>
        </text:list-item>
        <text:list-item>
          <text:p text:style-name="P53">Я думал, ты не сможешь оставить Энджела и всех остальных надолго.</text:p>
        </text:list-item>
        <text:list-item>
          <text:p text:style-name="P5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4">Извини, Флаттершай, забылся.</text:p>
        </text:list-item>
        <text:list-item>
          <text:p text:style-name="P54">Та ладно, я ж не против, – возразила Эпплджек. – Не парься, Флатти. Было б хуже, если б он <text:s/>назвал меня Эпплджек на людях.</text:p>
        </text:list-item>
        <text:list-item>
          <text:p text:style-name="P54">Ты так... – запнулась Флаттершай. – Так быстро забыла свою ферму. И...</text:p>
        </text:list-item>
        <text:list-item>
          <text:p text:style-name="P5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4">Как ты можешь так говорить? – расплакалась Флаттершай.</text:p>
        </text:list-item>
        <text:list-item>
          <text:p text:style-name="P54">Эй, девушки, не ссорьтесь! Мы — одна команда! И надеюсь, останемся ею и в дальнейшем. </text:p>
          <text:p text:style-name="P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4">А если нет? – Эпплджек смотрела мне мне прямо в глаза.</text:p>
          <text:p text:style-name="P54">Я молча пожал плечами. Эпплджек уверенно продолжила.</text:p>
        </text:list-item>
        <text:list-item>
          <text:p text:style-name="P5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4">Спасибо, ЭйДжей.</text:p>
        </text:list-item>
        <text:list-item>
          <text:p text:style-name="P54">Я об Эквестрии беспокоюсь. – ворчливо отозвалась Эпплджек. – Надо разобраться с этой ерундой наконец-то. И я чертовски намерена это сделать.</text:p>
          <text:p text:style-name="P54">Флаттершай пробормотала нечто, показавшееся мне знакомым.</text:p>
        </text:list-item>
        <text:list-item>
          <text:p text:style-name="P54">Флатти, ты что-то сказала? Я не расслышал.</text:p>
        </text:list-item>
        <text:list-item>
          <text:p text:style-name="P54"><text:soft-page-break/>Намерение Изменяет Реальность.</text:p>
        </text:list-item>
        <text:list-item>
          <text:p text:style-name="P54">Эээ. А где ты слышала эту фразу, если не секрет?</text:p>
        </text:list-item>
        <text:list-item>
          <text:p text:style-name="P5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4">У меня как будто вспыхнула лампочка в мозгу. Кирпичики быстро выстраивались в целостную картину. Я ринулся в прихожую.</text:p>
        </text:list-item>
        <text:list-item>
          <text:p text:style-name="P54">Флатти, ЭйДжей, буду через час. Ждите!</text:p>
        </text:list-item>
      </text:list>
      <text:p text:style-name="P5"/>
      <text:h text:style-name="P35"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8">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35" text:outline-level="2">Дискорд</text:h>
      <text:p text:style-name="Text_20_body"/>
      <text:p text:style-name="P9">Девушки поспешно собирались, пока я растолковывал им задачу.</text:p>
      <text:list xml:id="list7887392913893558170" text:style-name="L9">
        <text:list-item>
          <text:p text:style-name="P46">Сейчас мы отправимся в квартиру Влада. Судя по всему, Селестия там. Долго рассказывать, как я <text:soft-page-break/>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6">Это тот твой приятель, который разбился с полгода назад? – спросила Эпплджек.</text:p>
        </text:list-item>
      </text:list>
      <text:list xml:id="list8879318390940963865" text:style-name="L10">
        <text:list-item>
          <text:p text:style-name="P47">Да, это он.</text:p>
        </text:list-item>
        <text:list-item>
          <text:p text:style-name="P47">А как мы попадём в его квартиру? Там сейчас кто-то живёт? – Флаттершай прыгала на одной ноге, натягивая кед.</text:p>
        </text:list-item>
        <text:list-item>
          <text:p text:style-name="P4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8">&gt;</text:span></text:p>
      <text:p text:style-name="P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Плохо написано!<text:span text:style-name="T8">&gt;</text:span></text:p>
      <text:p text:style-name="P10">Я поднёс брелок пропуска к домофону, но дверь подъезда не открылась. Замигала красная лампочка и зажужжал зуммер.</text:p>
      <text:p text:style-name="P10">Я выругался.</text:p>
      <text:list xml:id="list6948451844915455141" text:style-name="L11">
        <text:list-item>
          <text:p text:style-name="P42">Макс, что случилось? У нас проблемы?</text:p>
        </text:list-item>
        <text:list-item>
          <text:p text:style-name="P4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5441020207861819099" text:style-name="L12">
        <text:list-item>
          <text:p text:style-name="P43">Так что, будем ломать дверь? – Эпплджек критически осмотрелась, подмечая бабулек на лавочке и зевак во внутреннем скверике.</text:p>
        </text:list-item>
      </text:list>
      <text:list xml:id="list441991956915194157" text:style-name="L13">
        <text:list-item>
          <text:p text:style-name="P44">Нет нужды. Лучше станьте-ка сзади меня так, чтобы заслонить от этих бабулек и от вооон той камеры наблюдения.</text:p>
        </text:list-item>
      </text:list>
      <text:list xml:id="list2775533942397226391" text:style-name="L14">
        <text:list-header>
          <text:p text:style-name="P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4964337303462600055" text:style-name="L15">
        <text:list-item>
          <text:p text:style-name="P59">Девушки, заходим.</text:p>
        </text:list-item>
      </text:list>
      <text:p text:style-name="P5">Тусклый глазок видеокамеры сопровождал нас, пока мы шли по коридору. Шансы на то, что <text:soft-page-break/>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2597260337676168105" text:style-name="L16">
        <text:list-item>
          <text:p text:style-name="P60">Макс, тут окно разбито! И верёвка какая-то висит. – крикнула Флаттершай из кухни.</text:p>
        </text:list-item>
        <text:list-item>
          <text:p text:style-name="P60">Оставь, Флатти, не сейчас! – отмахнулся я.</text:p>
        </text:list-item>
      </text:list>
      <text:p text:style-name="P14">Лампочка питания на ноутбуке горела, <text:s/>но подключенный монитор оставался тёмным. Я постучал по пробелу, но безрезультатно.</text:p>
      <text:list xml:id="list966866951370939347" text:style-name="L17">
        <text:list-item>
          <text:p text:style-name="P6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1">Монитор выключен. – <text:s/>раздалось из угла. Кресло с высокой спинкой повернулось, открыв нашим взорам Дискорда. </text:p>
        </text:list-item>
      </text:list>
      <text:p text:style-name="P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Он приподнял панамку, дурашливо здороваясь.</text:p>
      <text:list xml:id="list7146609054131506346" text:style-name="L18">
        <text:list-item>
          <text:p text:style-name="P62">Оп-па! – пробормотала Эпплджек. – Нежданчик!</text:p>
        </text:list-item>
      </text:list>
      <text:list xml:id="list7813539994199954440" text:style-name="L19">
        <text:list-item>
          <text:p text:style-name="P63">Ты, я вижу, времени не терял, – моя рука под прикрытием стола медленно тянулась к тяжёлой фарфоровой кружке, стоящей на краю.</text:p>
        </text:list-item>
        <text:list-item>
          <text:p text:style-name="P3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32">А почему ты вообще решил искать нас тут? – спросила Эпплджек. – Приехал бы домой. Мы б тебя чаем напоили.</text:p>
        </text:list-item>
        <text:list-item>
          <text:p text:style-name="P32">Видишь ли, дорогая Эй-Джей, я с самого начала знал, где находится наша уважаемая принцесса, а времени в обрез, так что...</text:p>
        </text:list-item>
      </text:list>
      <text:p text:style-name="P17">В проёме дверей появилась Флаттершай.</text:p>
      <text:list xml:id="list4493754321752106321" text:style-name="L20">
        <text:list-item>
          <text:p text:style-name="P33">С кем это вы тут разговариваете?</text:p>
          <text:p text:style-name="P3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17">Оглушённый Дискорд попытался было отъехать на кресле в сторону, но я припёр его стулом к стенке.</text:p>
      <text:p text:style-name="P15">– Жанна, Флатти, хватайте ноут и на выход! Я с ним разберусь! Не теряйте вре...!</text:p>
      <text:p text:style-name="P15"><text:soft-page-break/>– ТЫ ИДИО...!!!</text:p>
      <text:p text:style-name="P15">Дискорд <text:s/>зорал одновременно со мной, прикрываясь от меня руками, когда раздался оглушительный</text:p>
      <text:p text:style-name="P15">...</text:p>
      <text:p text:style-name="P16">БАХ!!!</text:p>
      <text:p text:style-name="P15">…</text:p>
      <text:p text:style-name="P15">Эпплджек с <text:s/>нервным всхлипом опустила толстенный том «Энтерпрайз-паттернов» , издание девятое, дополненное.</text:p>
      <text:p text:style-name="P12">На лице Дискорда появилось удивлённо-мечтательное выражение и он вырубился.</text:p>
      <text:p text:style-name="P12"/>
      <text:h text:style-name="Heading_20_2" text:outline-level="2">Селестия</text:h>
      <text:p text:style-name="P12"/>
      <text:p text:style-name="P12">Включенный монитор показал схематическое изображение Селестиии, </text:p>
      <text:p text:style-name="P13">&gt;\<text:span text:style-name="T1">Привет, Селестия. Это Макс. Как себя чувствуешь?</text:span></text:p>
      <text:p text:style-name="P13">&lt;\<text:span text:style-name="T1">Макс? МАКС??? МА-А-А-АКС!!! НАКОНЕЦ-ТО! КАК Я РАДА ТЕБЯ СЛЫШАТЬ! </text:span></text:p>
      <text:p text:style-name="P12"/>
      <text:p text:style-name="P13">&gt;\<text:span text:style-name="T1">Я рад, что нашёл тебя, Тия.</text:span></text:p>
      <text:p text:style-name="P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gt;\<text:span text:style-name="T1">Тия, я сейчас подключу микрофон и колонки, и мы сможем общаться более удобно.</text:span></text:p>
      <text:p text:style-name="P12">…</text:p>
      <text:p text:style-name="P12">– Привет опять. Как ты меня слышишь?</text:p>
      <text:p text:style-name="P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 <text:span text:style-name="T1">Могу себе представить. Как-то раз я провёл три часа камере сенсорной депривации. Мне не понравилось.</text:span></text:p>
      <text:p text:style-name="P12">– Эммм... Ваше Высочество, вы в порядке? Мы так рады, что наконец-то нашли Вас! – вклинилась в разговор Эпплджек.</text:p>
      <text:p text:style-name="P12">– Кто тут? Макс, кто ещё с тобой?</text:p>
      <text:p text:style-name="P13"><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 <text:span text:style-name="T1">Девочки? Я рада вас слышать. А Твайлайт нет рядом?</text:span></text:p>
      <text:p text:style-name="P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При этих словах Дискорд замычал и задёргался. Эпплджек нахмурилась и проверила верёвки, привязывающие его к спинке стула.</text:p>
      <text:p text:style-name="P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text:soft-page-break/>Надо как-то придумать, как вернуть тебе тело.</text:p>
      <text:p text:style-name="P12">– Ноутбук — так называется место, где я нахожусь сейчас? А кто это мычит?</text:p>
      <text:p text:style-name="P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 О, духи предков, но зачем??? Почему у него кляп во рту?</text:p>
      <text:p text:style-name="P12">– Мы связали его. Он нас предал. И тебя. И Эквестрию. Всех.</text:p>
      <text:p text:style-name="P12">При этих словах Эпплджек и Флаттершай непонимающе уставились на меня, а Дискорд протестующе замычал.</text:p>
      <text:p text:style-name="P12">Я начал рассказывать о своих догадках, и непонимающее выражение на лицах девушек сменилось удивлением.</text:p>
      <text:p text:style-name="P12">– Нифигасе! – Эпплджек уставилась на Дискорда. – Никогда бы не догадалась! Он, конечно, пиз<text:span text:style-name="T8">#</text:span>обол и распи<text:span text:style-name="T8">#</text:span>дяй, но чтоб предатель... Я о таком и не думала даже.</text:p>
      <text:p text:style-name="P12">– А зачем тогда ты приложила его книгой? – непонимающе уставился я на неё.</text:p>
      <text:p text:style-name="P12">– Потому что ты напал на него. Я и подумала — тебе виднее. И помогла.</text:p>
      <text:p text:style-name="P12">Флаттершай отрицающе мотнула головой.</text:p>
      <text:p text:style-name="P12">– Не может Дискорд быть предателем. Он мой друг.</text:p>
      <text:p text:style-name="P12">Дискорд благодарственно замычал и закивал головой.</text:p>
      <text:p text:style-name="P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Дискорд завёл глаза на лоб и обречённо завыл.</text:p>
      <text:p text:style-name="P12">– Макс, постой. Дай мне поговорить с ним. – сказала Селестия. – Не могу поверить, что Дискорд на такое пошёл.</text:p>
      <text:p text:style-name="P12">– Ну хорошо. Поговори. Послушаем, что он скажет.</text:p>
      <text:p text:style-name="P12">Я красноречиво покачал кулак перед его носом и вытащил кляп.</text:p>
      <text:p text:style-name="P12">...</text:p>
      <text:p text:style-name="P19">– Ффы, тьфу, пффф, пфу! <text:span text:style-name="T8">&lt;</text:span>Вот дискорд! Я, то бишь!<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9">– Это я-то устраиваю цирк?!! ДА ТЫ НА СЕБЯ ПОСМОТРИ, КЛОУН!!! На людей кидаешься, чашками бросаешься, вон, мне нос разбил! Дерёшься...</text:p>
      <text:p text:style-name="P19">Я угрожающе поднёс тряпку к лицу Дискорда.</text:p>
      <text:p text:style-name="P19">– Ещё одно слово в таком тоне, и ты заткнёшься, а мы уйдём в Эквестрию без тебя!</text:p>
      <text:p text:style-name="P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9">Дискорд демонстративно закрыл рот и посвистывая уставился в потолок.</text:p>
      <text:p text:style-name="P19">Разговор зашёл в тупик.</text:p>
      <text:p text:style-name="P27"/>
      <text:p text:style-name="P28">На мониторе высветился текст:</text:p>
      <text:p text:style-name="P27"><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8"/>
      <text:p text:style-name="P28">Из колонок послышался лёгкий шорох.</text:p>
      <text:p text:style-name="P19">– Дик, сейчас не время для ссор. – голос Селестии был мягким, но настойчивым. – Мы в одной лодке.</text:p>
      <text:p text:style-name="P19">– Тебе легко говорить! Тебе не разбивали нос и не оскорбляли угрозами!</text:p>
      <text:p text:style-name="P19">– Ты должен понимать, что у Макса были все основания так себя вести. Твоё поведение вызвало подозрения у него, ведь он мало тебя знает. </text:p>
      <text:p text:style-name="P19">К уговорам Селестии присоединилась Флаттершай.</text:p>
      <text:p text:style-name="P19">– Дискорд, миленький, прости его. Макс хороший. Он просто не знал, что ты тоже хороший...</text:p>
      <text:p text:style-name="P19">У Дискорда покраснели уши и он засмущался и заворчал.</text:p>
      <text:p text:style-name="P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9">Я пропустил «дятла» мимо ушей.</text:p>
      <text:p text:style-name="P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9"/>
      <text:p text:style-name="P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9">Потому разбрасываться такой возможностью не стоит. Если уж тебе повезло оказаться в новом мире — исследуй его сполна!..</text:p>
      <text:p text:style-name="P20">***</text:p>
      <text:p text:style-name="P30">&lt;<text:span text:style-name="T1">сюда можно вставить похождения Дискорда — вторая неопубликованная глава. Первая — секс с Селестией</text:span>&gt;</text:p>
      <text:p text:style-name="P20">***</text:p>
      <text:p text:style-name="P20"/>
      <text:p text:style-name="P28">– Развяжите мне, наконец, руки! Или хотя бы одну. Плечами жестикулировать неудобно.... </text:p>
      <text:p text:style-name="P28"><text:soft-page-break/>Я развязал Дискорду левую руку.</text:p>
      <text:p text:style-name="P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8">Дискорд принялся разминать затёкшее запястье.</text:p>
      <text:p text:style-name="P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8">– Какое письмо, Корди? – вскинулась до этого зачарованно слушавшая Дискорда Флаттершай.</text:p>
      <text:p text:style-name="P28">– Ну ваше же! Вы с Эпплджек написали мне о своих мытарствах тут. Вежливо так написали, спасибо...</text:p>
      <text:p text:style-name="P28">Флаттершай покрылась пунцовыми пятнами.</text:p>
      <text:p text:style-name="P28">– Я... Мы... – тут она совсем стушевалась.</text:p>
      <text:p text:style-name="P28">– Так а почему ты сказал, что никто не уйдёт в Эквестрию? – наконец перебила Дискорда скучавшая до этого Эпплджек.</text:p>
      <text:p text:style-name="P28">Дискорд уставился на неё долгим взглядом, а потом хлопнул себя по лбу.</text:p>
      <text:p text:style-name="P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0">упомянуть, что Дискорд учился играть на гитаре в Эквестрии — брал уроки у Рэйнбоу</text:span><text:span text:style-name="T8">&gt;</text:span>).<text:span text:style-name="T8"> </text:span>То есть, эквестрийские полгода немного короче местных...<text:span text:style-name="T8">&lt;</text:span><text:span text:style-name="T10">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полгода после смерти Влада как раз уволился по (предполагалось, что он уволился, но, чтобы оставить ему путь к отступлению, назвали увольнение творческим отпуском)</text:span><text:span text:style-name="T8">&gt;</text:span></text:p>
      <text:p text:style-name="P28">– И что? – продолжила его мысль Эпплджек.</text:p>
      <text:p text:style-name="P28">– Эквестрийские полгода КО-РО-ЧЕ местных. – с нажимом повторил Дискорд. – По моим подсчётам, на два дня.</text:p>
      <text:p text:style-name="P28">– И?!! – до меня уже дошло, но Эпплджек продолжала тупить.</text:p>
      <text:p text:style-name="P28">– Короче, времени у нас осталось что-то около пятнадцати минут. Или около того. – заявил Дискорд, поднеся к глазам запястье с массивными часами.</text:p>
      <text:p text:style-name="P28">– СКОЛЬКО??? – воскликнули хором я и девушки.</text:p>
      <text:p text:style-name="P28">Дискорд открыл было рот, но его слова заглушил звонок в дверь.</text:p>
      <text:p text:style-name="P28">– ОТКРОЙТЕ, ПОЛИЦИЯ! Вам даётся полминуты, чтобы открыть дверь. Через тридцать секунд дверь будет выбита!</text:p>
      <text:p text:style-name="P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8">Массаракш!</text:p>
      <text:p text:style-name="P28">– На крышу, живо!!! Через окно на кухне! – зашипел Дискорд, отчаянно дёргая узлы свободной рукой.</text:p>
      <text:p text:style-name="P28"><text:soft-page-break/>Эпплджек, одной рукой сгребя в охапку ноутбук, второй увлекая Флаттершай, кинулась на кухню.</text:p>
      <text:p text:style-name="P28">– А толку? Куда мы с крыши денемся? – спросил я растерянно. Дискорд только раздражённо зарычал в ответ.</text:p>
      <text:p text:style-name="P19">Дверь содрогнулась от мощного удара. Послышался стук падающей штукатурки. Я сломя голову кинулся на кухню.</text:p>
      <text:p text:style-name="P19">– Развяжи меня, идиот!!! – гаркнул вдогонку Дискорд.</text:p>
      <text:p text:style-name="P1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9">– Давай на крышу! Я догоню! – рявкнул он, освобождая вторую руку.</text:p>
      <text:p text:style-name="P19">От второго удара дверная коробка крякнула и наполовину въехала в коридор. </text:p>
      <text:p text:style-name="P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9">Верёвка в кухонном окне дёргалась от движений лезущих по ней Флатти и Эпплджек. Я словил её рукой и стал на подоконник.</text:p>
      <text:p text:style-name="P19">Чёрт!</text:p>
      <text:p text:style-name="P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9">Но нет, триста тысяч чертей, раз девушки смогли – я тоже смогу!</text:p>
      <text:p text:style-name="P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9">Я успел сократить расстояние до Эпплджек наполовину, когда девушки нашли решение.</text:p>
      <text:p text:style-name="P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9">Я выдохнул.</text:p>
      <text:p text:style-name="P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1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text:span text:style-name="T15">чуть ниже пояса</text:span>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9">Чёрт! Чёрт! Чёрт! Чёрт!</text:p>
      <text:p text:style-name="P19">Бля!!!...</text:p>
      <text:p text:style-name="P19">Верёвка закончилась, а вместе с ней прекратилась и боль в сожжёных суставах. Наконец-то у меня появилось время для паники. Я обнял <text:span text:style-name="T15">ноги</text:span><text:span text:style-name="T9"> </text:span>Эпплджек покрепче, закрыл глаза и приготовился...</text:p>
      <text:p text:style-name="P19"/>
      <text:h text:style-name="Heading_20_2" text:outline-level="2">Назад, в Эквестрию</text:h>
      <text:p text:style-name="P19"/>
      <text:p text:style-name="P19">Долго паниковать не пришлось. </text:p>
      <text:p text:style-name="P19">Я почувствовал сильный рывок за шиворот и захват поперёк груди. </text:p>
      <text:p text:style-name="P19">– ОТПУСТИ ДЕВЧОНКУ!!! – загрохотало мне в ухо. Я открыл глаза.</text:p>
      <text:p text:style-name="P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9">Я чуть поднял глаза и уставился в чешуйчатую морду дракона.</text:p>
      <text:p text:style-name="P19">– Отпусти Эпплджек. Я её держу. – повторил Дискорд. – Мне сбалансироваться надо. Вы не такие уж и лёгкие.</text:p>
      <text:p text:style-name="P19">Да, это был именно <text:span text:style-name="T19">Дискорд</text:span>,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9">Наконец это ему удалось, и дальнейший подъём на крышу происходил в молчании.</text:p>
      <text:p text:style-name="P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9">Флаттершай оторвала заплаканное лицо от моей ветровки.</text:p>
      <text:p text:style-name="P19">– Да-да, ты прав, Корди. Я готова.</text:p>
      <text:p text:style-name="P21">На длинной шее Дискорда разместились Эпплджек и Флаттершай. Я, для сохранения баланса, разместился позади крыльев.</text:p>
      <text:p text:style-name="P66">Дискорд расправил крылья и начал короткую пробежку к краю.</text:p>
      <text:p text:style-name="P67">– <text:span text:style-name="T21">Д</text:span><text:span text:style-name="T3">искорд</text:span><text:span text:style-name="T1"> Эйрлайнс приветствует на борту! Температура воздуха двадцать пять градусов! </text:span><text:span text:style-name="T3">Ожидаемая продолжительность полёта — </text:span><text:span text:style-name="T4">три</text:span><text:span text:style-name="T3"> минуты!</text:span></text:p>
      <text:p text:style-name="P21"><text:soft-page-break/>И мы полетели навстречу закату.</text:p>
      <text:p text:style-name="P22">По прямой до моего дома лететь было всего ничего. Оглянувшись назад, я успел заметить, как <text:span text:style-name="T12">на </text:span>стремительно уменьшающ<text:span text:style-name="T12">ейся</text:span> крыш<text:span text:style-name="T12">е открылась дверь машинного отделения лифта, и наружу начали выскакивать тёмные фигурки.</text:span></text:p>
      <text:p text:style-name="P23">Впереди по курсу увеличивал<text:span text:style-name="T13">ась громада моей высотки.</text:span> <text:span text:style-name="T14">Дискорд летел прямо на разрыв в ограждении, который я проделал полгода назад своим проходом в Эквестрию.</text:span></text:p>
      <text:p text:style-name="P24">Внезапно <text:span text:style-name="T17">недалеко от края крыши образовался небольшой смерчик. Воронка, втягивая в себя бумажки и голубиные перья с крыши,</text:span> начал<text:span text:style-name="T16">а</text:span> <text:span text:style-name="T16">дрейфовать в сторону пролома. Оказавшись прямо над ним, она застыла на месте. В её глубине возникло облако </text:span>голубы<text:span text:style-name="T18">х</text:span> искр. <text:span text:style-name="T19">Искр становилось всё больше, а сами они — всё ярче.</text:span></text:p>
      <text:p text:style-name="P25"><text:span text:style-name="T19">– </text:span>Пристегните ремни! – проревел Дискорд, резко ускоряясь. – Будет весело!!!</text:p>
      <text:p text:style-name="P2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6">– ЙУУУУУУУХХХУУУУУ!!! – <text:span text:style-name="T20">заорал</text:span> Дискорд, сложил крылья и врезался в шар.</text:p>
      <text:p text:style-name="P26"/>
      <text:h text:style-name="Heading_20_1" text:outline-level="1">Беседа за столиком в ночи</text:h>
      <text:p text:style-name="P8"/>
      <text:p text:style-name="P5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text:span text:style-name="T23">вписался</text:span>. Девушки, прижавшись к длинной шее дракона, не выступали за его габариты, <text:span text:style-name="T22">и проскочили тоже</text:span>. Я же, до последнего вертя головой из вертикального положени<text:span text:style-name="T24">я</text:span>, со всей дури чухнулся лбом о край коридора.</text:p>
      <text:p text:style-name="P5"/>
      <text:p text:style-name="P5"/>
      <text:p text:style-name="P5">////////////////////////////////////////////////////////////////////////////////////////////////////////////////////////////////////////////////////</text:p>
      <text:p text:style-name="P5"/>
      <text:p text:style-name="P58">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text:soft-page-break/>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text:p>
      <text:p text:style-name="P5"/>
      <text:p text:style-name="P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6">&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07T20:23:39.197000000</dc:date>
    <meta:editing-duration>P23DT19H48M38S</meta:editing-duration>
    <meta:editing-cycles>184</meta:editing-cycles>
    <meta:generator>LibreOffice/4.1.2.3$Windows_x86 LibreOffice_project/40b2d7fde7e8d2d7bc5a449dc65df4d08a7dd38</meta:generator>
    <meta:document-statistic meta:table-count="0" meta:image-count="0" meta:object-count="0" meta:page-count="66" meta:paragraph-count="616" meta:word-count="37394" meta:character-count="253167" meta:non-whitespace-character-count="216013"/>
  </office:meta>
</office:document-meta>
</file>